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0600000006093405146490AB6E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padding="0.049cm" fo:border="0.06pt solid #e3e3e3"/>
      <style:text-properties loext:padding="0.049cm" loext:border="0.06pt solid #e3e3e3"/>
    </style:style>
    <style:style style:name="P2" style:family="paragraph" style:parent-style-name="Preformatted_20_Text" style:list-style-name="L2">
      <style:paragraph-properties fo:padding="0.049cm" fo:border="0.06pt solid #e3e3e3"/>
      <style:text-properties loext:padding="0.049cm" loext:border="0.06pt solid #e3e3e3"/>
    </style:style>
    <style:style style:name="P3" style:family="paragraph" style:parent-style-name="Preformatted_20_Text">
      <style:paragraph-properties fo:margin-top="0cm" fo:margin-bottom="0.499cm" style:contextual-spacing="false" fo:padding="0.049cm" fo:border="0.06pt solid #e3e3e3"/>
    </style:style>
    <style:style style:name="P4" style:family="paragraph" style:parent-style-name="Preformatted_20_Text">
      <style:paragraph-properties fo:padding="0.049cm" fo:border="0.06pt solid #e3e3e3"/>
    </style:style>
    <style:style style:name="P5" style:family="paragraph" style:parent-style-name="Preformatted_20_Text" style:list-style-name="L2">
      <style:paragraph-properties fo:margin-top="0cm" fo:margin-bottom="0.499cm" style:contextual-spacing="false" fo:padding="0.049cm" fo:border="0.06pt solid #e3e3e3"/>
    </style:style>
    <style:style style:name="P6" style:family="paragraph" style:parent-style-name="Text_20_body">
      <style:text-properties loext:padding="0.049cm" loext:border="0.06pt solid #e3e3e3"/>
    </style:style>
    <style:style style:name="P7" style:family="paragraph" style:parent-style-name="Text_20_body">
      <style:paragraph-properties fo:padding="0.049cm" fo:border="0.06pt solid #e3e3e3"/>
      <style:text-properties loext:padding="0.049cm" loext:border="0.06pt solid #e3e3e3"/>
    </style:style>
    <style:style style:name="P8" style:family="paragraph" style:parent-style-name="Text_20_body">
      <style:paragraph-properties fo:margin-top="0cm" fo:margin-bottom="0cm" style:contextual-spacing="false"/>
      <style:text-properties loext:padding="0.049cm" loext:border="0.06pt solid #e3e3e3"/>
    </style:style>
    <style:style style:name="P9" style:family="paragraph" style:parent-style-name="Text_20_body" style:list-style-name="L2">
      <style:paragraph-properties fo:padding="0.049cm" fo:border="0.06pt solid #e3e3e3"/>
      <style:text-properties loext:padding="0.049cm" loext:border="0.06pt solid #e3e3e3"/>
    </style:style>
    <style:style style:name="P10" style:family="paragraph" style:parent-style-name="Text_20_body" style:list-style-name="L1">
      <style:paragraph-properties fo:margin-top="0cm" fo:margin-bottom="0cm" style:contextual-spacing="false" fo:padding="0.049cm" fo:border="0.06pt solid #e3e3e3"/>
    </style:style>
    <style:style style:name="P11" style:family="paragraph" style:parent-style-name="Text_20_body" style:list-style-name="L1">
      <style:paragraph-properties fo:padding="0.049cm" fo:border="0.06pt solid #e3e3e3"/>
    </style:style>
    <style:style style:name="P12" style:family="paragraph" style:parent-style-name="Text_20_body">
      <style:paragraph-properties fo:padding="0.049cm" fo:border="0.06pt solid #e3e3e3"/>
    </style:style>
    <style:style style:name="P13" style:family="paragraph" style:parent-style-name="Text_20_body" style:list-style-name="L2">
      <style:paragraph-properties fo:padding="0.049cm" fo:border="0.06pt solid #e3e3e3"/>
    </style:style>
    <style:style style:name="P14" style:family="paragraph" style:parent-style-name="Text_20_body" style:list-style-name="L3">
      <style:paragraph-properties fo:margin-top="0cm" fo:margin-bottom="0cm" style:contextual-spacing="false" fo:padding="0.049cm" fo:border="0.06pt solid #e3e3e3"/>
    </style:style>
    <style:style style:name="P15" style:family="paragraph" style:parent-style-name="Text_20_body" style:list-style-name="L3">
      <style:paragraph-properties fo:padding="0.049cm" fo:border="0.06pt solid #e3e3e3"/>
    </style:style>
    <style:style style:name="T1" style:family="text">
      <style:text-properties loext:padding="0.049cm" loext:border="0.06pt solid #e3e3e3"/>
    </style:style>
    <style:style style:name="fr1" style:family="graphic" style:parent-style-name="Graphics">
      <style:graphic-properties fo:margin-left="0cm" fo:margin-right="0cm" fo:margin-top="0cm" fo:margin-bottom="0cm" style:vertical-pos="top" style:vertical-rel="baseline" fo:padding="0.049cm" fo:border="0.06pt solid #e3e3e3"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Ein INSERT-Statement in SQL wird verwendet, um neue Datensätze in eine Tabelle einzufügen. Hier ist eine allgemeine Syntax für ein INSERT-Statement:</text:p>
      <text:p text:style-name="P1">sqlCopy code</text:p>
      <text:p text:style-name="P4"><text:span text:style-name="Source_20_Text"><text:span text:style-name="T1">INSERT INTO table_name (column1, column2, column3, ...)</text:span></text:span></text:p>
      <text:p text:style-name="P3"><text:span text:style-name="Source_20_Text"><text:span text:style-name="T1">VALUES (value1, value2, value3, ...);</text:span></text:span></text:p>
      <text:p text:style-name="P7">Dabei stehen folgende Elemente:</text:p>
      <text:list text:style-name="L1">
        <text:list-item>
          <text:p text:style-name="P10"><text:span text:style-name="Source_20_Text"><text:span text:style-name="T1">table_name</text:span></text:span><text:span text:style-name="T1">: Der Name der Tabelle, in die Daten eingefügt werden sollen.</text:span></text:p>
        </text:list-item>
        <text:list-item>
          <text:p text:style-name="P10"><text:span text:style-name="Source_20_Text"><text:span text:style-name="T1">column1, column2, column3, ...</text:span></text:span><text:span text:style-name="T1">: Die Spalten, in die Daten eingefügt werden sollen.</text:span></text:p>
        </text:list-item>
        <text:list-item>
          <text:p text:style-name="P11"><text:span text:style-name="Source_20_Text"><text:span text:style-name="T1">value1, value2, value3, ...</text:span></text:span><text:span text:style-name="T1">: Die Werte, die in die entsprechenden Spalten eingefügt werden sollen.</text:span></text:p>
        </text:list-item>
      </text:list>
      <text:p text:style-name="P7">Zum Beispiel, wenn wir einen Datensatz in die Tabelle "Hilfsmittel" einfügen möchten, könnten wir folgendes tun:</text:p>
      <text:p text:style-name="P1">sqlCopy code</text:p>
      <text:p text:style-name="P4"><text:span text:style-name="Source_20_Text"><text:span text:style-name="T1">INSERT INTO Hilfsmittel (Typ, Protokoll_XTYP, Beschreibung, WNummer)</text:span></text:span></text:p>
      <text:p text:style-name="P3"><text:span text:style-name="Source_20_Text"><text:span text:style-name="T1">VALUES ('Messmittel', 'X10K', 'Beispielbeschreibung', '123456');</text:span></text:span></text:p>
      <text:p text:style-name="P7">Dieses INSERT-Statement fügt einen neuen Datensatz in die Tabelle "Hilfsmittel" ein. Es legt die Werte für die Spalten "Typ", "Protokoll_XTYP", "Beschreibung" und "WNummer" fest.</text:p>
      <text:p text:style-name="P12"><text:span text:style-name="T1">In deinem C++-Code müsstest du den SQL-String entsprechend der gewünschten Daten und Spaltennamen zusammenstellen und dann mit deiner </text:span><text:span text:style-name="Source_20_Text"><text:span text:style-name="T1">SendSQLLine</text:span></text:span><text:span text:style-name="T1">-Funktion ausführen, um den Datensatz in die Datenbank einzufügen.</text:span></text:p>
      <text:p text:style-name="P8"><draw:frame draw:style-name="fr1" draw:name="Bild1" text:anchor-type="as-char" svg:width="0.635cm" svg:height="0.635cm" draw:z-index="0"><draw:image xlink:href="Pictures/10000000000000600000006093405146490AB6E8.png" xlink:type="simple" xlink:show="embed" xlink:actuate="onLoad" draw:mime-type="image/png"/><svg:title>User</svg:title></draw:frame></text:p>
      <text:p text:style-name="P8">You</text:p>
      <text:p text:style-name="P8">Muß ich alle Spalten und werte angeben ?</text:p>
      <text:p text:style-name="P8">ChatGPT</text:p>
      <text:p text:style-name="P6">ChatGPT</text:p>
      <text:p text:style-name="P7">Nein, du musst nicht alle Spalten und Werte angeben, wenn du ein INSERT-Statement in SQL verwendest. Du kannst nur die Spalten und Werte angeben, für die du Daten einfügen möchtest. Die Syntax dafür wäre:</text:p>
      <text:p text:style-name="P1">sqlCopy code</text:p>
      <text:p text:style-name="P4"><text:span text:style-name="Source_20_Text"><text:span text:style-name="T1">INSERT INTO table_name (column1, column2, column3, ...)</text:span></text:span></text:p>
      <text:p text:style-name="P3"><text:span text:style-name="Source_20_Text"><text:span text:style-name="T1">VALUES (value1, value2, value3, ...);</text:span></text:span></text:p>
      <text:p text:style-name="P7"><text:soft-page-break/>Wenn du nicht für alle Spalten Werte angibst, musst du sicherstellen, dass die Spalten, für die du keine Werte angibst, entweder NULL-fähig sind (also NULL-Werte akzeptieren) oder standardmäßig einen Standardwert haben.</text:p>
      <text:p text:style-name="P7">Angenommen, wir haben eine Tabelle "Hilfsmittel" mit den Spalten "Typ", "Protokoll_XTYP", "Beschreibung" und "WNummer". Wenn "WNummer" zum Beispiel NULL-fähig ist, könntest du ein INSERT-Statement verwenden, das nur Werte für die Spalten "Typ", "Protokoll_XTYP" und "Beschreibung" angibt:</text:p>
      <text:p text:style-name="P1">sqlCopy code</text:p>
      <text:p text:style-name="P4"><text:span text:style-name="Source_20_Text"><text:span text:style-name="T1">INSERT INTO Hilfsmittel (Typ, Protokoll_XTYP, Beschreibung)</text:span></text:span></text:p>
      <text:p text:style-name="P3"><text:span text:style-name="Source_20_Text"><text:span text:style-name="T1">VALUES ('Messmittel', 'X10K', 'Beispielbeschreibung');</text:span></text:span></text:p>
      <text:p text:style-name="P7">In diesem Fall wird der Datensatz in die Tabelle eingefügt, wobei die Spalte "WNummer" wahrscheinlich mit einem NULL-Wert oder einem Standardwert gefüllt wird, je nach Definition der Tabelle.</text:p>
      <text:p text:style-name="P8"><draw:frame draw:style-name="fr1" draw:name="Bild2" text:anchor-type="as-char" svg:width="0.635cm" svg:height="0.635cm" draw:z-index="1"><draw:image xlink:href="Pictures/10000000000000600000006093405146490AB6E8.png" xlink:type="simple" xlink:show="embed" xlink:actuate="onLoad" draw:mime-type="image/png"/><svg:title>User</svg:title></draw:frame></text:p>
      <text:p text:style-name="P8">You</text:p>
      <text:p text:style-name="P8">Wenn ich zum Test alles NULL zulassen würde und dann rechtzeitig in einem weiteren Befehl diese Zeile wieder entfernen möchte . Wie gehe ich dann effektiv vor ?</text:p>
      <text:p text:style-name="P8">ChatGPT</text:p>
      <text:p text:style-name="P6">ChatGPT</text:p>
      <text:p text:style-name="P7">Wenn du einen Datensatz in eine Tabelle einfügst und dabei NULL-Werte zulässt, aber später beschließt, diesen Datensatz zu entfernen, gibt es mehrere Möglichkeiten, dies zu tun. Hier sind einige Ansätze:</text:p>
      <text:list text:style-name="L2">
        <text:list-item>
          <text:p text:style-name="P13"><text:span text:style-name="Strong_20_Emphasis"><text:span text:style-name="T1">DELETE-Statement:</text:span></text:span><text:span text:style-name="T1"> Du kannst ein DELETE-Statement verwenden, um den Datensatz basierend auf bestimmten Kriterien zu entfernen. Angenommen, du möchtest den Datensatz basierend auf einer eindeutigen ID entfernen, könntest du folgendes tun:</text:span></text:p>
          <text:p text:style-name="P2">sqlCopy code</text:p>
          <text:p text:style-name="P5"><text:span text:style-name="Source_20_Text"><text:span text:style-name="T1">DELETE FROM Hilfsmittel WHERE ID = &lt;ID_des_Datensatzes&gt;;</text:span></text:span></text:p>
          <text:p text:style-name="P13"><text:span text:style-name="T1">Hier ersetzt du </text:span><text:span text:style-name="Source_20_Text"><text:span text:style-name="T1">&lt;ID_des_Datensatzes&gt;</text:span></text:span><text:span text:style-name="T1"> durch die tatsächliche ID des Datensatzes, den du entfernen möchtest.</text:span></text:p>
        </text:list-item>
        <text:list-item>
          <text:p text:style-name="P13"><text:span text:style-name="Strong_20_Emphasis"><text:span text:style-name="T1">TRUNCATE-Statement:</text:span></text:span><text:span text:style-name="T1"> Wenn du alle Datensätze in der Tabelle entfernen möchtest, könntest du ein TRUNCATE-Statement verwenden:</text:span></text:p>
          <text:p text:style-name="P2">sqlCopy code</text:p>
          <text:p text:style-name="P5"><text:span text:style-name="Source_20_Text"><text:span text:style-name="T1">TRUNCATE TABLE Hilfsmittel;</text:span></text:span></text:p>
          <text:p text:style-name="P9"><text:soft-page-break/>Beachte jedoch, dass TRUNCATE die gesamte Tabelle leert, was dazu führt, dass alle Datensätze entfernt werden.</text:p>
        </text:list-item>
        <text:list-item>
          <text:p text:style-name="P13"><text:span text:style-name="Strong_20_Emphasis"><text:span text:style-name="T1">DROP TABLE-Statement:</text:span></text:span><text:span text:style-name="T1"> Wenn du die gesamte Tabelle löschen möchtest (einschließlich aller Datensätze), könntest du ein DROP TABLE-Statement verwenden:</text:span></text:p>
          <text:p text:style-name="P2">sqlCopy code</text:p>
          <text:p text:style-name="P5"><text:span text:style-name="Source_20_Text"><text:span text:style-name="T1">DROP TABLE Hilfsmittel;</text:span></text:span></text:p>
          <text:p text:style-name="P9">Dieses Statement löscht die gesamte Tabelle und alle darin enthaltenen Daten.</text:p>
        </text:list-item>
      </text:list>
      <text:p text:style-name="P7">Je nachdem, welche Art von Löschoperation du durchführen möchtest (z.B. einzelne Datensätze, alle Datensätze oder die gesamte Tabelle), wähle das entsprechende SQL-Statement aus. Stelle sicher, dass du vorsichtig bist und das richtige Statement für deine Anforderungen auswählst, da DELETE, TRUNCATE und DROP unterschiedliche Auswirkungen haben.</text:p>
      <text:p text:style-name="P8"><draw:frame draw:style-name="fr1" draw:name="Bild3" text:anchor-type="as-char" svg:width="0.635cm" svg:height="0.635cm" draw:z-index="2"><draw:image xlink:href="Pictures/10000000000000600000006093405146490AB6E8.png" xlink:type="simple" xlink:show="embed" xlink:actuate="onLoad" draw:mime-type="image/png"/><svg:title>User</svg:title></draw:frame></text:p>
      <text:p text:style-name="P8">You</text:p>
      <text:p text:style-name="P8">Ja , "INSERT INTO Hilfsmittel" geht das oder fehlt etwas ? </text:p>
      <text:p text:style-name="P8">ChatGPT</text:p>
      <text:p text:style-name="P6">ChatGPT</text:p>
      <text:p text:style-name="P12"><text:span text:style-name="T1">Ja, das war mein Fehler. Bei dem </text:span><text:span text:style-name="Source_20_Text"><text:span text:style-name="T1">INSERT INTO</text:span></text:span><text:span text:style-name="T1">-Statement fehlt normalerweise die Angabe der Spalten, in die die Daten eingefügt werden sollen. Das ist eine bewährte Praxis, um sicherzustellen, dass die Daten korrekt in die gewünschten Spalten eingefügt werden, insbesondere wenn die Tabelle viele Spalten hat oder sich ihre Struktur ändern könnte.</text:span></text:p>
      <text:p text:style-name="P12"><text:span text:style-name="T1">Hier ist die korrigierte Syntax für das </text:span><text:span text:style-name="Source_20_Text"><text:span text:style-name="T1">INSERT INTO</text:span></text:span><text:span text:style-name="T1">-Statement mit expliziter Angabe der Spalten:</text:span></text:p>
      <text:p text:style-name="P1">sqlCopy code</text:p>
      <text:p text:style-name="P4"><text:span text:style-name="Source_20_Text"><text:span text:style-name="T1">INSERT INTO Hilfsmittel (Spalte1, Spalte2, Spalte3, ...)</text:span></text:span></text:p>
      <text:p text:style-name="P3"><text:span text:style-name="Source_20_Text"><text:span text:style-name="T1">VALUES (Wert1, Wert2, Wert3, ...);</text:span></text:span></text:p>
      <text:p text:style-name="P7">Du solltest die Spalten ersetzen durch die tatsächlichen Spaltennamen in deiner Tabelle "Hilfsmittel", und die Werte durch die entsprechenden Werte, die du einfügen möchtest.</text:p>
      <text:p text:style-name="P7">Ein Beispiel könnte wie folgt aussehen:</text:p>
      <text:p text:style-name="P1">sqlCopy code</text:p>
      <text:p text:style-name="P4"><text:span text:style-name="Source_20_Text"><text:span text:style-name="T1">INSERT INTO Hilfsmittel (Typ, Protokoll_XTYP, Beschreibung, WNummer)</text:span></text:span></text:p>
      <text:p text:style-name="P3"><text:span text:style-name="Source_20_Text"><text:span text:style-name="T1">VALUES ('Messmittel', 'X10K', 'Beispielbeschreibung', '123456');</text:span></text:span></text:p>
      <text:p text:style-name="P7">Hier werden die Werte 'Messmittel', 'X10K', 'Beispielbeschreibung' und '123456' in die entsprechenden Spalten 'Typ', 'Protokoll_XTYP', 'Beschreibung' und 'WNummer' eingefügt.</text:p>
      <text:p text:style-name="P8"><text:soft-page-break/><draw:frame draw:style-name="fr1" draw:name="Bild4" text:anchor-type="as-char" svg:width="0.635cm" svg:height="0.635cm" draw:z-index="3"><draw:image xlink:href="Pictures/10000000000000600000006093405146490AB6E8.png" xlink:type="simple" xlink:show="embed" xlink:actuate="onLoad" draw:mime-type="image/png"/><svg:title>User</svg:title></draw:frame></text:p>
      <text:p text:style-name="P8">You</text:p>
      <text:p text:style-name="P8">Wie sieht die Verknüpfung aus zwischen TMSDataSource, TMSQuery, TMSConnection und TDBGrid und brauche ich ein ClientDataSet um dann ein SElect-Befehl zu nutzen? Es sei eine erfogreiche Datenbank-Connection erstellt. Bitte die restlichen Zusammenhänge mir zeigen als Code-Beispiel</text:p>
      <text:p text:style-name="P8">ChatGPT</text:p>
      <text:p text:style-name="P6">ChatGPT</text:p>
      <text:p text:style-name="P12"><text:span text:style-name="T1">Natürlich, hier ist ein Beispielcode, der die Verknüpfung zwischen </text:span><text:span text:style-name="Source_20_Text"><text:span text:style-name="T1">TMSDataSource</text:span></text:span><text:span text:style-name="T1">, </text:span><text:span text:style-name="Source_20_Text"><text:span text:style-name="T1">TMSQuery</text:span></text:span><text:span text:style-name="T1">, </text:span><text:span text:style-name="Source_20_Text"><text:span text:style-name="T1">TMSConnection</text:span></text:span><text:span text:style-name="T1"> und </text:span><text:span text:style-name="Source_20_Text"><text:span text:style-name="T1">TDBGrid</text:span></text:span><text:span text:style-name="T1"> zeigt. In diesem Beispiel gehen wir davon aus, dass eine erfolgreiche Datenbank-Verbindung bereits erstellt wurde:</text:span></text:p>
      <text:p text:style-name="P1">cppCopy code</text:p>
      <text:p text:style-name="P4"><text:span text:style-name="Source_20_Text"><text:span text:style-name="T1">// Angenommen, du hast bereits TMSConnection mit dem Namen "MSConnection" erstellt.</text:span></text:span></text:p>
      <text:p text:style-name="P4"/>
      <text:p text:style-name="P4"><text:span text:style-name="Source_20_Text"><text:span text:style-name="T1">// Erstelle ein TMSQuery-Objekt</text:span></text:span></text:p>
      <text:p text:style-name="P4"><text:span text:style-name="Source_20_Text"><text:span text:style-name="T1">TMSQuery *MSQuery = new TMSQuery(this);</text:span></text:span></text:p>
      <text:p text:style-name="P4"/>
      <text:p text:style-name="P4"><text:span text:style-name="Source_20_Text"><text:span text:style-name="T1">// Setze die Verbindung des TMSQuery auf die vorhandene TMSConnection</text:span></text:span></text:p>
      <text:p text:style-name="P4"><text:span text:style-name="Source_20_Text"><text:span text:style-name="T1">MSQuery-&gt;Connection = MSConnection;</text:span></text:span></text:p>
      <text:p text:style-name="P4"/>
      <text:p text:style-name="P4"><text:span text:style-name="Source_20_Text"><text:span text:style-name="T1">// Setze den SQL-Befehl für den TMSQuery (zum Beispiel ein SELECT-Statement)</text:span></text:span></text:p>
      <text:p text:style-name="P4"><text:span text:style-name="Source_20_Text"><text:span text:style-name="T1">MSQuery-&gt;SQL-&gt;Text = "SELECT * FROM deine_tabelle";</text:span></text:span></text:p>
      <text:p text:style-name="P4"/>
      <text:p text:style-name="P4"><text:span text:style-name="Source_20_Text"><text:span text:style-name="T1">// Erstelle ein TMSDataSource-Objekt</text:span></text:span></text:p>
      <text:p text:style-name="P4"><text:span text:style-name="Source_20_Text"><text:span text:style-name="T1">TMSDataSource *MSDataSource = new TMSDataSource(this);</text:span></text:span></text:p>
      <text:p text:style-name="P4"/>
      <text:p text:style-name="P4"><text:span text:style-name="Source_20_Text"><text:span text:style-name="T1">// Setze das DataSet des TMSDataSource auf den TMSQuery</text:span></text:span></text:p>
      <text:p text:style-name="P4"><text:span text:style-name="Source_20_Text"><text:span text:style-name="T1">MSDataSource-&gt;DataSet = MSQuery;</text:span></text:span></text:p>
      <text:p text:style-name="P4"/>
      <text:p text:style-name="P4"><text:span text:style-name="Source_20_Text"><text:span text:style-name="T1">// Füge das TMSDataSource-Objekt dem Formular hinzu (es wird nicht visuell angezeigt)</text:span></text:span></text:p>
      <text:p text:style-name="P4"><text:span text:style-name="Source_20_Text"><text:span text:style-name="T1">this-&gt;InsertComponent(MSDataSource);</text:span></text:span></text:p>
      <text:p text:style-name="P4"/>
      <text:p text:style-name="P4"><text:span text:style-name="Source_20_Text"><text:span text:style-name="T1">// Füge das TDBGrid-Objekt dem Formular hinzu und binde es an das TMSDataSource</text:span></text:span></text:p>
      <text:p text:style-name="P4"><text:span text:style-name="Source_20_Text"><text:span text:style-name="T1">TDBGrid *DBGrid1 = new TDBGrid(this);</text:span></text:span></text:p>
      <text:p text:style-name="P4"><text:span text:style-name="Source_20_Text"><text:span text:style-name="T1">DBGrid1-&gt;Parent = this;</text:span></text:span></text:p>
      <text:p text:style-name="P4"><text:span text:style-name="Source_20_Text"><text:span text:style-name="T1">DBGrid1-&gt;DataSource = MSDataSource;</text:span></text:span></text:p>
      <text:p text:style-name="P4"/>
      <text:p text:style-name="P4"><text:span text:style-name="Source_20_Text"><text:span text:style-name="T1">// Öffne den TMSQuery, um die Daten abzurufen</text:span></text:span></text:p>
      <text:p text:style-name="P3"><text:span text:style-name="Source_20_Text"><text:span text:style-name="T1">MSQuery-&gt;Open();</text:span></text:span></text:p>
      <text:p text:style-name="P7">In diesem Beispielcode:</text:p>
      <text:list text:style-name="L3">
        <text:list-item>
          <text:p text:style-name="P14"><text:span text:style-name="T1">Ein </text:span><text:span text:style-name="Source_20_Text"><text:span text:style-name="T1">TMSQuery</text:span></text:span><text:span text:style-name="T1">-Objekt wird erstellt und mit der vorhandenen </text:span><text:span text:style-name="Source_20_Text"><text:span text:style-name="T1">TMSConnection</text:span></text:span><text:span text:style-name="T1"> verbunden.</text:span></text:p>
        </text:list-item>
        <text:list-item>
          <text:p text:style-name="P14"><text:soft-page-break/><text:span text:style-name="T1">Der SQL-Befehl für den </text:span><text:span text:style-name="Source_20_Text"><text:span text:style-name="T1">TMSQuery</text:span></text:span><text:span text:style-name="T1"> wird gesetzt.</text:span></text:p>
        </text:list-item>
        <text:list-item>
          <text:p text:style-name="P14"><text:span text:style-name="T1">Ein </text:span><text:span text:style-name="Source_20_Text"><text:span text:style-name="T1">TMSDataSource</text:span></text:span><text:span text:style-name="T1">-Objekt wird erstellt und mit dem </text:span><text:span text:style-name="Source_20_Text"><text:span text:style-name="T1">TMSQuery</text:span></text:span><text:span text:style-name="T1"> verbunden.</text:span></text:p>
        </text:list-item>
        <text:list-item>
          <text:p text:style-name="P14"><text:span text:style-name="T1">Ein </text:span><text:span text:style-name="Source_20_Text"><text:span text:style-name="T1">TDBGrid</text:span></text:span><text:span text:style-name="T1">-Objekt wird erstellt und dem Formular hinzugefügt. Dieses </text:span><text:span text:style-name="Source_20_Text"><text:span text:style-name="T1">TDBGrid</text:span></text:span><text:span text:style-name="T1"> wird dann mit dem </text:span><text:span text:style-name="Source_20_Text"><text:span text:style-name="T1">TMSDataSource</text:span></text:span><text:span text:style-name="T1"> verbunden, so dass es die Daten anzeigt, die der </text:span><text:span text:style-name="Source_20_Text"><text:span text:style-name="T1">TMSQuery</text:span></text:span><text:span text:style-name="T1"> abruft.</text:span></text:p>
        </text:list-item>
        <text:list-item>
          <text:p text:style-name="P15"><text:span text:style-name="T1">Schließlich wird der </text:span><text:span text:style-name="Source_20_Text"><text:span text:style-name="T1">TMSQuery</text:span></text:span><text:span text:style-name="T1"> geöffnet, um die Daten abzurufen und im </text:span><text:span text:style-name="Source_20_Text"><text:span text:style-name="T1">TDBGrid</text:span></text:span><text:span text:style-name="T1"> anzuzeigen.</text:span></text:p>
        </text:list-item>
      </text:list>
      <text:p text:style-name="P12"><text:span text:style-name="T1">Ein </text:span><text:span text:style-name="Source_20_Text"><text:span text:style-name="T1">TClientDataSet</text:span></text:span><text:span text:style-name="T1"> wird in diesem Beispiel nicht verwendet, da </text:span><text:span text:style-name="Source_20_Text"><text:span text:style-name="T1">TMSQuery</text:span></text:span><text:span text:style-name="T1"> die Funktionalität eines Daten-Datensatzes (Recordset) in sich hat. Das </text:span><text:span text:style-name="Source_20_Text"><text:span text:style-name="T1">TMSQuery</text:span></text:span><text:span text:style-name="T1">-Objekt ermöglicht das Ausführen von SQL-Statements und das Durchlaufen der abgerufenen Datensätze.</text:span></text:p>
      <text:p text:style-name="P8"><draw:frame draw:style-name="fr1" draw:name="Bild5" text:anchor-type="as-char" svg:width="0.635cm" svg:height="0.635cm" draw:z-index="4"><draw:image xlink:href="Pictures/10000000000000600000006093405146490AB6E8.png" xlink:type="simple" xlink:show="embed" xlink:actuate="onLoad" draw:mime-type="image/png"/><svg:title>User</svg:title></draw:frame></text:p>
      <text:p text:style-name="P8">You</text:p>
      <text:p text:style-name="P8">"TMSQuery *MSQuery = new TMSQuery(this);" Worauf bezieht sich hier this warum nicht NULL ?</text:p>
      <text:p text:style-name="P8">ChatGPT</text:p>
      <text:p text:style-name="P6">ChatGPT</text:p>
      <text:p text:style-name="P12"><text:span text:style-name="T1">Im Kontext der C++ Builder-Anwendung bezieht sich </text:span><text:span text:style-name="Source_20_Text"><text:span text:style-name="T1">this</text:span></text:span><text:span text:style-name="T1"> auf einen Zeiger auf das aktuelle Objekt oder die aktuelle Instanz der Klasse, in der der Code ausgeführt wird. In diesem Fall wird der Code wahrscheinlich in einer Methode oder einem Konstruktor einer Form oder eines anderen visuellen Steuerelements ausgeführt.</text:span></text:p>
      <text:p text:style-name="P12"><text:span text:style-name="T1">Wenn du </text:span><text:span text:style-name="Source_20_Text"><text:span text:style-name="T1">new TMSQuery(NULL)</text:span></text:span><text:span text:style-name="T1"> verwenden würdest, würdest du tatsächlich eine Instanz von </text:span><text:span text:style-name="Source_20_Text"><text:span text:style-name="T1">TMSQuery</text:span></text:span><text:span text:style-name="T1"> erstellen, aber sie wäre nicht automatisch mit einem Elternelement verbunden. Indem du </text:span><text:span text:style-name="Source_20_Text"><text:span text:style-name="T1">this</text:span></text:span><text:span text:style-name="T1"> verwendest, gibst du an, dass das neu erstellte </text:span><text:span text:style-name="Source_20_Text"><text:span text:style-name="T1">TMSQuery</text:span></text:span><text:span text:style-name="T1">-Objekt ein Unterelement der aktuellen Instanz ist, normalerweise eines Formulars oder eines anderen Steuerelements. Dadurch wird das neu erstellte </text:span><text:span text:style-name="Source_20_Text"><text:span text:style-name="T1">TMSQuery</text:span></text:span><text:span text:style-name="T1">-Objekt automatisch dem Elternelement zugeordnet und wird auch automatisch freigegeben, wenn das Elternelement zerstört wird.</text:span></text:p>
      <text:p text:style-name="P12"><text:span text:style-name="T1">Es ist wichtig, </text:span><text:span text:style-name="Source_20_Text"><text:span text:style-name="T1">this</text:span></text:span><text:span text:style-name="T1"> in dieser Kontext zu verwenden, um sicherzustellen, dass das neue </text:span><text:span text:style-name="Source_20_Text"><text:span text:style-name="T1">TMSQuery</text:span></text:span><text:span text:style-name="T1">-Objekt ordnungsgemäß verwaltet wird und eine korrekte Lebensdauer hat, die der Lebensdauer des Elternelements entspricht.</text:span></text:p>
      <text:p text:style-name="P8"><draw:frame draw:style-name="fr1" draw:name="Bild6" text:anchor-type="as-char" svg:width="0.635cm" svg:height="0.635cm" draw:z-index="5"><draw:image xlink:href="Pictures/10000000000000600000006093405146490AB6E8.png" xlink:type="simple" xlink:show="embed" xlink:actuate="onLoad" draw:mime-type="image/png"/><svg:title>User</svg:title></draw:frame></text:p>
      <text:p text:style-name="P8">You</text:p>
      <text:p text:style-name="P8">OK verstanden. Bis später. Ich probiere das nun aus. Ach noch eins wie trenne ich ein TDBgrid und ein ClientDataSet ?</text:p>
      <text:p text:style-name="P8">ChatGPT</text:p>
      <text:p text:style-name="P6">ChatGPT</text:p>
      <text:p text:style-name="P12"><text:soft-page-break/><text:span text:style-name="T1">Um ein </text:span><text:span text:style-name="Source_20_Text"><text:span text:style-name="T1">TDBGrid</text:span></text:span><text:span text:style-name="T1"> von einem </text:span><text:span text:style-name="Source_20_Text"><text:span text:style-name="T1">TClientDataSet</text:span></text:span><text:span text:style-name="T1"> zu trennen, müssen Sie die </text:span><text:span text:style-name="Source_20_Text"><text:span text:style-name="T1">DataSource</text:span></text:span><text:span text:style-name="T1">-Eigenschaft des </text:span><text:span text:style-name="Source_20_Text"><text:span text:style-name="T1">TDBGrid</text:span></text:span><text:span text:style-name="T1"> auf </text:span><text:span text:style-name="Source_20_Text"><text:span text:style-name="T1">NULL</text:span></text:span><text:span text:style-name="T1"> setzen. Dadurch wird die Verknüpfung zwischen dem </text:span><text:span text:style-name="Source_20_Text"><text:span text:style-name="T1">TDBGrid</text:span></text:span><text:span text:style-name="T1"> und dem </text:span><text:span text:style-name="Source_20_Text"><text:span text:style-name="T1">TDataSource</text:span></text:span><text:span text:style-name="T1"> aufgehoben, das zuvor möglicherweise mit einem </text:span><text:span text:style-name="Source_20_Text"><text:span text:style-name="T1">TClientDataSet</text:span></text:span><text:span text:style-name="T1"> oder einem anderen Dataset verbunden war.</text:span></text:p>
      <text:p text:style-name="P7">Hier ist, wie Sie das tun können:</text:p>
      <text:p text:style-name="P1">cppCopy code</text:p>
      <text:p text:style-name="P4"><text:span text:style-name="Source_20_Text"><text:span text:style-name="T1">// Setze die DataSource-Eigenschaft des TDBGrid auf NULL</text:span></text:span></text:p>
      <text:p text:style-name="P3"><text:span text:style-name="Source_20_Text"><text:span text:style-name="T1">DBGrid1-&gt;DataSource = NULL;</text:span></text:span></text:p>
      <text:p text:style-name="P12"><text:span text:style-name="T1">Durch das Setzen der </text:span><text:span text:style-name="Source_20_Text"><text:span text:style-name="T1">DataSource</text:span></text:span><text:span text:style-name="T1">-Eigenschaft auf </text:span><text:span text:style-name="Source_20_Text"><text:span text:style-name="T1">NULL</text:span></text:span><text:span text:style-name="T1"> wird die Bindung zwischen dem </text:span><text:span text:style-name="Source_20_Text"><text:span text:style-name="T1">TDBGrid</text:span></text:span><text:span text:style-name="T1"> und dem </text:span><text:span text:style-name="Source_20_Text"><text:span text:style-name="T1">TDataSource</text:span></text:span><text:span text:style-name="T1"> gelöst, sodass das </text:span><text:span text:style-name="Source_20_Text"><text:span text:style-name="T1">TDBGrid</text:span></text:span><text:span text:style-name="T1"> nicht mehr mit einem bestimmten Dataset verbunden ist und keine Daten mehr anzeigt.</text:span></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16T16:44:40.952000000</meta:creation-date>
    <dc:date>2024-04-16T16:44:59.124000000</dc:date>
    <meta:editing-duration>PT18S</meta:editing-duration>
    <meta:editing-cycles>1</meta:editing-cycles>
    <meta:document-statistic meta:table-count="0" meta:image-count="6" meta:object-count="0" meta:page-count="6" meta:paragraph-count="116" meta:word-count="1285" meta:character-count="9332" meta:non-whitespace-character-count="8167"/>
    <meta:generator>LibreOffice/7.5.9.2$Windows_X86_64 LibreOffice_project/cdeefe45c17511d326101eed8008ac4092f278a9</meta:generator>
  </office:meta>
</office:document-meta>
</file>